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Liberation Serif" fo:font-size="12pt" fo:font-style="italic" fo:font-weight="normal" officeooo:paragraph-rsid="000b296a" style:font-size-asian="12pt" style:font-style-asian="italic" style:font-weight-asian="normal" style:font-size-complex="12pt" style:font-style-complex="italic" style:font-weight-complex="normal"/>
    </style:style>
    <style:style style:name="P2" style:family="paragraph" style:parent-style-name="Standard">
      <style:paragraph-properties fo:text-align="justify" style:justify-single-word="false"/>
      <style:text-properties officeooo:paragraph-rsid="000b296a"/>
    </style:style>
    <style:style style:name="P3" style:family="paragraph" style:parent-style-name="Standard">
      <style:text-properties officeooo:paragraph-rsid="000b296a"/>
    </style:style>
    <style:style style:name="P4" style:family="paragraph" style:parent-style-name="Text_20_body">
      <style:paragraph-properties fo:text-align="center" style:justify-single-word="false"/>
      <style:text-properties fo:font-size="12pt" fo:font-style="normal" fo:font-weight="normal" officeooo:rsid="0028ee7a" officeooo:paragraph-rsid="000b296a" style:font-size-asian="10.5pt" style:font-style-asian="normal" style:font-weight-asian="normal" style:font-size-complex="12pt" style:font-style-complex="normal" style:font-weight-complex="normal"/>
    </style:style>
    <style:style style:name="P5" style:family="paragraph" style:parent-style-name="Text_20_body">
      <style:paragraph-properties fo:text-align="justify" style:justify-single-word="false"/>
      <style:text-properties fo:font-weight="bold" officeooo:rsid="00340870" officeooo:paragraph-rsid="000b296a" style:font-weight-asian="bold" style:font-weight-complex="bold"/>
    </style:style>
    <style:style style:name="P6" style:family="paragraph" style:parent-style-name="Text_20_body">
      <style:paragraph-properties fo:text-align="justify" style:justify-single-word="false"/>
      <style:text-properties fo:font-weight="bold" officeooo:rsid="00344623" officeooo:paragraph-rsid="000b296a" style:font-weight-asian="bold" style:font-weight-complex="bold"/>
    </style:style>
    <style:style style:name="P7" style:family="paragraph" style:parent-style-name="Text_20_body">
      <style:paragraph-properties fo:text-align="justify" style:justify-single-word="false"/>
      <style:text-properties officeooo:rsid="00340870" officeooo:paragraph-rsid="000b296a"/>
    </style:style>
    <style:style style:name="P8" style:family="paragraph" style:parent-style-name="Text_20_body">
      <style:paragraph-properties fo:text-align="justify" style:justify-single-word="false"/>
      <style:text-properties officeooo:paragraph-rsid="000b296a"/>
    </style:style>
    <style:style style:name="P9" style:family="paragraph" style:parent-style-name="Text_20_body">
      <style:paragraph-properties fo:text-align="justify" style:justify-single-word="false"/>
      <style:text-properties officeooo:rsid="002d49b5" officeooo:paragraph-rsid="000b296a"/>
    </style:style>
    <style:style style:name="P10" style:family="paragraph" style:parent-style-name="Text_20_body">
      <style:paragraph-properties fo:text-align="justify" style:justify-single-word="false"/>
      <style:text-properties officeooo:rsid="0030016f" officeooo:paragraph-rsid="000b296a"/>
    </style:style>
    <style:style style:name="P11" style:family="paragraph" style:parent-style-name="Text_20_body">
      <style:paragraph-properties fo:text-align="justify" style:justify-single-word="false"/>
      <style:text-properties style:font-name="Liberation Serif" officeooo:rsid="002d49b5" officeooo:paragraph-rsid="000b296a"/>
    </style:style>
    <style:style style:name="P12" style:family="paragraph" style:parent-style-name="Text_20_body">
      <style:paragraph-properties fo:text-align="justify" style:justify-single-word="false"/>
      <style:text-properties style:font-name="Liberation Serif" officeooo:rsid="0038146b" officeooo:paragraph-rsid="000b296a"/>
    </style:style>
    <style:style style:name="P13" style:family="paragraph" style:parent-style-name="Text_20_body">
      <style:paragraph-properties fo:text-align="justify" style:justify-single-word="false"/>
      <style:text-properties style:font-name="Liberation Serif" officeooo:rsid="003a94ef" officeooo:paragraph-rsid="000b296a"/>
    </style:style>
    <style:style style:name="P14" style:family="paragraph" style:parent-style-name="Text_20_body">
      <style:paragraph-properties fo:text-align="justify" style:justify-single-word="false"/>
      <style:text-properties officeooo:rsid="0031522d" officeooo:paragraph-rsid="000b296a"/>
    </style:style>
    <style:style style:name="P15" style:family="paragraph" style:parent-style-name="Text_20_body">
      <style:paragraph-properties fo:text-align="justify" style:justify-single-word="false"/>
      <style:text-properties fo:font-style="italic" fo:font-weight="normal" officeooo:paragraph-rsid="000b296a" style:font-style-asian="italic" style:font-weight-asian="normal" style:font-style-complex="italic" style:font-weight-complex="normal"/>
    </style:style>
    <style:style style:name="P16" style:family="paragraph" style:parent-style-name="Text_20_body">
      <style:paragraph-properties fo:text-align="justify" style:justify-single-word="false"/>
      <style:text-properties style:font-name="Liberation Sans" fo:font-size="12pt" fo:font-style="italic" fo:font-weight="normal" officeooo:paragraph-rsid="000b296a" style:font-size-asian="12pt" style:font-style-asian="italic" style:font-weight-asian="normal" style:font-size-complex="12pt" style:font-style-complex="italic" style:font-weight-complex="normal"/>
    </style:style>
    <style:style style:name="P17" style:family="paragraph" style:parent-style-name="Text_20_body">
      <style:text-properties officeooo:paragraph-rsid="000b296a"/>
    </style:style>
    <style:style style:name="P18" style:family="paragraph" style:parent-style-name="Text_20_body">
      <style:paragraph-properties fo:text-align="center" style:justify-single-word="false"/>
      <style:text-properties fo:font-size="18pt" fo:font-style="normal" fo:font-weight="bold" officeooo:rsid="0028ee7a" officeooo:paragraph-rsid="000b296a" style:font-size-asian="18pt" style:font-style-asian="normal" style:font-weight-asian="bold" style:font-size-complex="18pt" style:font-style-complex="normal" style:font-weight-complex="bold"/>
    </style:style>
    <style:style style:name="T1" style:family="text">
      <style:text-properties officeooo:rsid="00344623" style:font-name-asian="Liberation Mono" style:font-name-complex="Liberation Mono"/>
    </style:style>
    <style:style style:name="T2" style:family="text">
      <style:text-properties officeooo:rsid="004c3830"/>
    </style:style>
    <style:style style:name="T3" style:family="text">
      <style:text-properties officeooo:rsid="002c4d29"/>
    </style:style>
    <style:style style:name="T4" style:family="text">
      <style:text-properties officeooo:rsid="002983c8"/>
    </style:style>
    <style:style style:name="T5" style:family="text">
      <style:text-properties officeooo:rsid="00296e37"/>
    </style:style>
    <style:style style:name="T6" style:family="text">
      <style:text-properties officeooo:rsid="001c10fb"/>
    </style:style>
    <style:style style:name="T7" style:family="text">
      <style:text-properties officeooo:rsid="001a766d"/>
    </style:style>
    <style:style style:name="T8" style:family="text">
      <style:text-properties officeooo:rsid="002d1f90"/>
    </style:style>
    <style:style style:name="T9" style:family="text">
      <style:text-properties officeooo:rsid="004cfd7d"/>
    </style:style>
    <style:style style:name="T10" style:family="text">
      <style:text-properties officeooo:rsid="002d49b5"/>
    </style:style>
    <style:style style:name="T11" style:family="text">
      <style:text-properties officeooo:rsid="0030016f"/>
    </style:style>
    <style:style style:name="T12" style:family="text">
      <style:text-properties style:font-name="Liberation Serif"/>
    </style:style>
    <style:style style:name="T13" style:family="text">
      <style:text-properties style:font-name="Liberation Serif" officeooo:rsid="002d49b5"/>
    </style:style>
    <style:style style:name="T14" style:family="text">
      <style:text-properties style:font-name="Liberation Serif" officeooo:rsid="004e8289"/>
    </style:style>
    <style:style style:name="T15" style:family="text">
      <style:text-properties style:font-name="Liberation Serif" officeooo:rsid="004f7d44"/>
    </style:style>
    <style:style style:name="T16" style:family="text">
      <style:text-properties officeooo:rsid="0032a122"/>
    </style:style>
    <style:style style:name="T17" style:family="text">
      <style:text-properties officeooo:rsid="004d0a3e"/>
    </style:style>
    <style:style style:name="T18" style:family="text">
      <style:text-properties officeooo:rsid="003a94ef"/>
    </style:style>
    <style:style style:name="T19" style:family="text">
      <style:text-properties officeooo:rsid="003a0578"/>
    </style:style>
    <style:style style:name="T20" style:family="text">
      <style:text-properties officeooo:rsid="00396920"/>
    </style:style>
    <style:style style:name="T21" style:family="text">
      <style:text-properties officeooo:rsid="004e8289"/>
    </style:style>
    <style:style style:name="T22" style:family="text">
      <style:text-properties officeooo:rsid="004f7d44"/>
    </style:style>
    <style:style style:name="T23" style:family="text">
      <style:text-properties fo:font-style="normal" officeooo:rsid="004f7d44" style:font-style-asian="normal" style:font-style-complex="normal"/>
    </style:style>
    <style:style style:name="T24" style:family="text">
      <style:text-properties fo:font-style="normal" officeooo:rsid="00296e37" style:font-style-asian="normal" style:font-style-complex="normal"/>
    </style:style>
    <style:style style:name="T25" style:family="text">
      <style:text-properties fo:font-style="normal" officeooo:rsid="003c7265" style:font-style-asian="normal" style:font-style-complex="normal"/>
    </style:style>
    <style:style style:name="T26" style:family="text">
      <style:text-properties officeooo:rsid="003c7265"/>
    </style:style>
    <style:style style:name="T27" style:family="text">
      <style:text-properties officeooo:rsid="0031522d"/>
    </style:style>
    <style:style style:name="T28" style:family="text">
      <style:text-properties officeooo:rsid="00340870"/>
    </style:style>
    <style:style style:name="T29" style:family="text">
      <style:text-properties officeooo:rsid="003446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2">Commons</text:span> Preservation License (<text:span text:style-name="T2">C</text:span>PL)</text:p>
      <text:p text:style-name="P4"/>
      <text:p text:style-name="P5">PREAMBLE</text:p>
      <text:p text:style-name="P7"/>
      <text:p text:style-name="P7"><text:tab/>This License is mainly intended as a license for software and closely related digital works. While many licenses <text:span text:style-name="T2">serve as the documents where different flavors of liberal philosophical dogma are enforced without a mind to the class struggle</text:span>, the <text:span text:style-name="T2">Commons</text:span> Preservation License is not afraid to address such issues directly and institute protections in favor of the commons <text:span text:style-name="T2">and the workers.</text:span></text:p>
      <text:p text:style-name="P7"/>
      <text:p text:style-name="P7"><text:tab/>This is not a Free Software or Open-Source license. Instead, it is a Common Software license, meant to <text:span text:style-name="T2">act as a wedge when it comes to the expropriation of value from software projects while preserving the security of the users and contributors to the software.</text:span></text:p>
      <text:p text:style-name="P7"/>
      <text:p text:style-name="P6">TERMS AND CONDITIONS</text:p>
      <text:p text:style-name="P8"/>
      <text:p text:style-name="P8">Copyright (c) &lt;year&gt; &lt;owner&gt;. All rights reserved. </text:p>
      <text:p text:style-name="P8"><text:span text:style-name="T3">A</text:span>ny person or organization (the "User") obtaining a copy of this software <text:span text:style-name="T3">is allowed to redistribute it</text:span> and use <text:span text:style-name="T3">it </text:span>in source-<text:span text:style-name="T3">code</text:span> and binary forms, with or without modification, <text:span text:style-name="T3">p</text:span>rovided that the following conditions are met:</text:p>
      <text:p text:style-name="P8"/>
      <text:p text:style-name="P8"><text:span text:style-name="T4">1</text:span><text:span text:style-name="T5">. Redistributions in binary and source-code form must be done</text:span> only under the terms of this License. <text:s/><text:span text:style-name="T4">A copy of the License must be included</text:span> with every <text:span text:style-name="T4">redistribution in binary and source-code form</text:span>. <text:span text:style-name="T4">Redistributions</text:span> may not offer or impose any <text:span text:style-name="T4">additional</text:span> terms that restrict the terms <text:span text:style-name="T4">of this License</text:span>. <text:span text:style-name="T4">Redistributions may not be sublicensed</text:span>. <text:span text:style-name="T4">Redistributions</text:span> must <text:span text:style-name="T4">retain</text:span> all notices that refer to this License and to the disclaimer of warranties <text:span text:style-name="T6">and the liability disclaimer</text:span>. <text:span text:style-name="T4">Redistributions </text:span>may not impose any effective technological measures that restrict the ability of a recipient <text:span text:style-name="T4">to exercise the rights granted to them under this License.</text:span></text:p>
      <text:p text:style-name="P17"/>
      <text:p text:style-name="P2"><text:span text:style-name="T7">2</text:span><text:span text:style-name="T8">.</text:span> The User is one of the following:</text:p>
      <text:p text:style-name="P3"><text:tab/>a. A <text:span text:style-name="T2">natural person;</text:span><text:line-break/><text:tab/>b. A <text:span text:style-name="T2">charitable organization affiliated with a socialist vanguard party;</text:span></text:p>
      <text:p text:style-name="P3"><text:tab/><text:span text:style-name="T2">c. A socialist vanguard party;</text:span></text:p>
      <text:p text:style-name="P3"><text:s/><text:tab/><text:span text:style-name="T2">d. A trade union;</text:span><text:line-break/><text:tab/><text:span text:style-name="T9">e</text:span>. An educational institution.<text:line-break/></text:p>
      <text:p text:style-name="P3"/>
      <text:p text:style-name="P8"><text:span text:style-name="T7">3</text:span>. If the User is an organization, then the User is not law enforcement or military, or working for or under either.</text:p>
      <text:p text:style-name="P9"/>
      <text:p text:style-name="P10"><text:soft-page-break/><text:span text:style-name="T7">4</text:span>. The User does not:</text:p>
      <text:p text:style-name="P17"><text:span text:style-name="T10"><text:tab/></text:span><text:span text:style-name="T7">4</text:span><text:span text:style-name="T10">.</text:span><text:span text:style-name="T2">1</text:span><text:span text:style-name="T11"> D</text:span>irectly or indirectly, through agents or assigns<text:span text:style-name="T12">, </text:span><text:span text:style-name="T13">i</text:span><text:span text:style-name="Source_20_Text"><text:span text:style-name="T12">nterfere with Workers' free exercise of the right to organize and associate.</text:span></text:span></text:p>
      <text:p text:style-name="P3"/>
      <text:p text:style-name="P3"><text:span text:style-name="T7"><text:tab/>4</text:span><text:span text:style-name="T16">.</text:span><text:span text:style-name="T17">2</text:span><text:span text:style-name="T16"> Institute</text:span> patent litigation against any entity (including a cross-claim or counterclaim in a suit) alleging that <text:span text:style-name="T16">redistributions of </text:span><text:span text:style-name="T18">the Licensed </text:span><text:span text:style-name="T16">work in source-code or binary form </text:span>constitute direct or contributory patent infringement.</text:p>
      <text:p text:style-name="P3"/>
      <text:p text:style-name="P11"/>
      <text:p text:style-name="P12"><text:span text:style-name="T19">5</text:span>. <text:s/>The User must redistribute the Licensed work in source-code form, <text:span text:style-name="T20">in compliance with Section 1, upon</text:span> any <text:span text:style-name="T19"><text:s/></text:span><text:span text:style-name="T20">modification </text:span><text:span text:style-name="T19">of the s</text:span>ubstance or structure of <text:span text:style-name="T20">the Licensed work </text:span><text:span text:style-name="T19">that:</text:span></text:p>
      <text:p text:style-name="P12"><text:tab/><text:span text:style-name="T19">5.1 Entails a protection against threat-actors or is of importance to the security of other Users.</text:span></text:p>
      <text:p text:style-name="P13"><text:tab/>5.2 Entails a <text:span text:style-name="T21">change to the design and observable function of the work.</text:span></text:p>
      <text:p text:style-name="P13"/>
      <text:p text:style-name="P8"><text:span text:style-name="T14">6. Versions of the Licensed work that contain functionality that allow</text:span><text:span text:style-name="T15">s</text:span><text:span text:style-name="T14"> for a computer utilizing the software to be </text:span>controlled by or connected to another computer or to a network <text:span text:style-name="T22">must be distributed with the following disclaimer, to be presented in the form of clearly readable text: “This software contains networking features.”</text:span></text:p>
      <text:p text:style-name="P8"/>
      <text:p text:style-name="P8"><text:span text:style-name="Variable"><text:span text:style-name="T23">7</text:span></text:span><text:span text:style-name="Variable"><text:span text:style-name="T24">.</text:span></text:span><text:span text:style-name="Variable"><text:span text:style-name="T5"> </text:span></text:span>Neither the name of <text:span text:style-name="Variable"><text:span text:style-name="T25">the Licensor</text:span></text:span> nor the names of <text:span text:style-name="T26">related individuals and entities</text:span> may be used to endorse or promote products derived from this software without specific prior written permission.</text:p>
      <text:p text:style-name="P14"/>
      <text:p text:style-name="P14"/>
      <text:p text:style-name="P8"><text:span text:style-name="T27">If the conditions specified above are not met </text:span><text:span text:style-name="T28">(except for condition </text:span><text:span text:style-name="T7">4</text:span><text:span text:style-name="T28">.</text:span><text:span text:style-name="T22">2</text:span><text:span text:style-name="T28">)</text:span><text:span text:style-name="T27">, the User </text:span>must remedy the violation within 30 days of being notified. If <text:span text:style-name="T27">the User fails to remedy the violation</text:span> within 30 days, <text:span text:style-name="T27">then this License agreement will be null and void. </text:span><text:span text:style-name="T28">If condition </text:span><text:span text:style-name="T7">4</text:span><text:span text:style-name="T28">.</text:span><text:span text:style-name="T22">2</text:span><text:span text:style-name="T28"> is not met, then this License agreement <text:s/></text:span><text:span text:style-name="T22">will be</text:span><text:span text:style-name="T28"> immediately null and void.</text:span></text:p>
      <text:p text:style-name="P8"/>
      <text:p text:style-name="P8"/>
      <text:p text:style-name="P15">THIS SOFTWARE IS PROVIDED BY "AS IS" AND ANY EXPRESS OR IMPLIED WARRANTIES, INCLUDING, BUT NOT LIMITED TO, THE IMPLIED WARRANTIES OF MERCHANTABILITY AND FITNESS FOR A PARTICULAR PURPOSE ARE DISCLAIMED. IN NO EVENT SHALL <text:span text:style-name="T29">THE LICENSOR </text:span>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p>
      <text:p text:style-name="P16"><text:soft-page-break/></text:p>
      <text:p text:style-name="P1">LICENSEE SHALL HOLD <text:span text:style-name="T1">LICENSOR </text:span>HARMLESS AGAINST ANY AND ALL CLAIMS, DEBTS, DUES, LIABILITIES, LIENS, CAUSES OF ACTION, DEMANDS, OBLIGATIONS, DISPUTES, DAMAGES, LOSSES, EXPENSES, ATTORNEYS’ FEES, COSTS, LIABILITIES, AND ALL OTHER CLAIMS OF EVERY KIND AND NATURE WHATSOEVER, WHETHER KNOWN OR UNKNOWN, ANTICIPATED OR UNANTICIPATED, FORESEEN OR UNFORESEEN, ACCRUED OR UNACCRUED, DISCLOSED OR UNDISCLOSED, ARISING OUT OF OR RELATING TO LICENSEE’S USE OF THE SOFTWARE. NOTHING IN THIS SECTION SHOULD BE INTERPRETED TO REQUIRE LICENSEE TO INDEMNIFY LICENSOR, NOR REQUIRE LICENSOR TO INDEMNIFY LICENSE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2T23:49:01.830863456</meta:creation-date>
    <dc:date>2022-07-02T23:50:48.723058773</dc:date>
    <meta:editing-duration>PT1M47S</meta:editing-duration>
    <meta:editing-cycles>1</meta:editing-cycles>
    <meta:document-statistic meta:table-count="0" meta:image-count="0" meta:object-count="0" meta:page-count="3" meta:paragraph-count="24" meta:word-count="764" meta:character-count="4859" meta:non-whitespace-character-count="4100"/>
    <meta:generator>LibreOffice/7.0.4.2$Linux_X86_64 LibreOffice_project/00$Build-2</meta:generator>
  </office:meta>
</office:document-meta>
</file>